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Колонтитулы">
      <style:paragraph-properties fo:text-align="center" style:justify-single-word="false"/>
    </style:style>
    <style:style style:name="P2" style:family="paragraph" style:parent-style-name="По_20_умолчанию">
      <style:text-properties fo:color="#000000" style:text-line-through-style="none" style:text-position="0% 100%" style:font-name="Helvetica Neue" fo:font-size="11pt" fo:language="ru" fo:country="RU" fo:font-style="normal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P3" style:family="paragraph" style:parent-style-name="По_20_умолчанию">
      <style:paragraph-properties fo:margin-top="0cm" fo:margin-bottom="0.423cm" style:line-height-at-least="0.529cm"/>
    </style:style>
    <style:style style:name="P4" style:family="paragraph" style:parent-style-name="По_20_умолчанию">
      <style:paragraph-properties fo:margin-left="0cm" fo:margin-right="0cm" fo:margin-top="0cm" fo:margin-bottom="0.423cm" style:line-height-at-least="0.635cm" fo:text-align="justify" style:justify-single-word="false" fo:text-indent="0cm" style:auto-text-indent="false"/>
    </style:style>
    <style:style style:name="P5" style:family="paragraph" style:parent-style-name="По_20_умолчанию" style:master-page-name="Standard">
      <style:paragraph-properties fo:margin-left="0cm" fo:margin-right="0cm" fo:margin-top="0cm" fo:margin-bottom="0.423cm" style:line-height-at-least="0.635cm" fo:text-align="justify" style:justify-single-word="false" fo:text-indent="0cm" style:auto-text-indent="false" style:page-number="auto"/>
      <style:text-properties style:font-name="Times" fo:language="ru" fo:country="RU" fo:font-weight="bold" style:font-weight-asian="bold" style:font-weight-complex="bold"/>
    </style:style>
    <style:style style:name="P6" style:family="paragraph" style:parent-style-name="По_20_умолчанию">
      <style:paragraph-properties fo:margin-left="0cm" fo:margin-right="0cm" fo:margin-top="0cm" fo:margin-bottom="0.423cm" style:line-height-at-least="0.635cm" fo:text-align="justify" style:justify-single-word="false" fo:text-indent="0cm" style:auto-text-indent="false"/>
      <style:text-properties style:font-name="Times" fo:language="ru" fo:country="RU" fo:font-weight="bold" style:font-weight-asian="bold" style:font-weight-complex="bold"/>
    </style:style>
    <style:style style:name="P7" style:family="paragraph" style:parent-style-name="По_20_умолчанию">
      <style:paragraph-properties fo:margin-left="0cm" fo:margin-right="0cm" fo:margin-top="0cm" fo:margin-bottom="0.423cm" style:line-height-at-least="0.564cm" fo:text-align="justify" style:justify-single-word="false" fo:text-indent="0cm" style:auto-text-indent="false"/>
      <style:text-properties style:font-name="Times" fo:language="ru" fo:country="RU" fo:font-weight="bold" style:font-weight-asian="bold" style:font-weight-complex="bold"/>
    </style:style>
    <style:style style:name="P8" style:family="paragraph" style:parent-style-name="По_20_умолчанию" style:list-style-name="L1">
      <style:paragraph-properties fo:margin-left="0cm" fo:margin-right="0cm" fo:margin-top="0cm" fo:margin-bottom="0.423cm" style:line-height-at-least="0.635cm" fo:text-align="justify" style:justify-single-word="false" fo:text-indent="0cm" style:auto-text-indent="false"/>
    </style:style>
    <style:style style:name="P9" style:family="paragraph" style:parent-style-name="По_20_умолчанию">
      <style:paragraph-properties fo:margin-left="0cm" fo:margin-right="0cm" fo:margin-top="0cm" fo:margin-bottom="0.423cm" style:line-height-at-least="0.635cm" fo:text-align="justify" style:justify-single-word="false" fo:text-indent="0cm" style:auto-text-indent="false"/>
      <style:text-properties style:font-name="Times New Roman" fo:language="ru" fo:country="RU"/>
    </style:style>
    <style:style style:name="P10" style:family="paragraph" style:parent-style-name="По_20_умолчанию">
      <style:paragraph-properties fo:margin-left="0cm" fo:margin-right="0cm" fo:margin-top="0cm" fo:margin-bottom="0.423cm" style:line-height-at-least="0.6cm" fo:text-align="justify" style:justify-single-word="false" fo:text-indent="0cm" style:auto-text-indent="false"/>
      <style:text-properties style:font-name="Times New Roman" fo:language="ru" fo:country="RU"/>
    </style:style>
    <style:style style:name="P11" style:family="paragraph" style:parent-style-name="По_20_умолчанию" style:master-page-name="">
      <style:paragraph-properties fo:margin-left="0cm" fo:margin-right="0cm" fo:margin-top="0cm" fo:margin-bottom="0.423cm" style:line-height-at-least="0.635cm" fo:text-align="justify" style:justify-single-word="false" fo:text-indent="0cm" style:auto-text-indent="false" style:page-number="auto"/>
      <style:text-properties style:font-name="Times" fo:language="ru" fo:country="RU" fo:font-weight="bold" style:font-weight-asian="bold" style:font-weight-complex="bold"/>
    </style:style>
    <style:style style:name="P12" style:family="paragraph" style:parent-style-name="Text_20_body">
      <style:paragraph-properties fo:text-align="justify" style:justify-single-word="false" fo:orphans="0" fo:widows="0"/>
      <style:text-properties style:font-name="Times" fo:font-size="11pt" fo:language="ru" fo:country="RU" fo:font-weight="bold" style:font-size-asian="11pt" style:font-weight-asian="bold" style:font-size-complex="11pt" style:font-weight-complex="bold"/>
    </style:style>
    <style:style style:name="T1" style:family="text">
      <style:text-properties fo:color="#a7a7a7" fo:font-size="8pt" fo:language="ru" fo:country="RU" style:font-size-asian="8pt" style:font-size-complex="8pt"/>
    </style:style>
    <style:style style:name="T2" style:family="text">
      <style:text-properties style:font-name="Times" fo:language="ru" fo:country="RU" fo:font-weight="bold" style:font-weight-asian="bold" style:font-weight-complex="bold"/>
    </style:style>
    <style:style style:name="T3" style:family="text">
      <style:text-properties style:font-name="Times New Roman" fo:language="ru" fo:country="RU"/>
    </style:style>
    <style:style style:name="T4" style:family="text">
      <style:text-properties fo:font-variant="normal" fo:text-transform="none" fo:color="#222222" style:font-name="Arial1" fo:language="ru" fo:country="RU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5" style:family="text">
      <style:text-properties fo:color="#000000"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color="#ffffff" style:font-name="Times" fo:language="ru" fo:country="RU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ДОГОВОР ПУБЛИЧНОЙ ОФЕРТЫ No 1 <text:s/>от <text:s/>____.____.2021 г.</text:p>
      <text:p text:style-name="P4"><text:span text:style-name="T2">1.1. </text:span><text:span text:style-name="T3">Данный документ является официальным предложением (публичной Офертой) ЮК “ПравоведЪ” в лице Алманова Владимира Аристотелевича, именуемого в дальнейшем «Исполнитель» и содержит все существенные условия по оказанию услуг (далее по тексту - «Услуги»). </text:span></text:p>
      <text:p text:style-name="P4"><text:span text:style-name="T2">1.2. </text:span><text:span text:style-name="T3">В соответствии с пунктом 2 статьи 437 Гражданского Кодекса Российской Федерации (ГК РФ) в случае принятия изложенных ниже условий и оплаты услуг, юридическое или физическое лицо, производящее акцепт этой Оферты, становится Заказчиком (в соответствии с пунктом 3 статьи 438 ГК РФ акцепт Оферты равносилен заключению договора на условиях, изложенных в Оферте), а Исполнитель и Заказчик совместно именуются Сторонами договора Оферты. </text:span></text:p>
      <text:p text:style-name="P4"><text:span text:style-name="T2">1.3. </text:span><text:span text:style-name="T3">Услуги по настоящему договору предоставляются Вам по принципу «КАК ЕСТЬ» со всеми недостатками постановок и текстов, однако достигающие основной цели Заказчика при условии соблюдения им условий Исполнителя и регламентных требований действующего документооборота. Наша компания также разрешает Вам использовать полученные от нас документы как образцы или шаблоны для самостоятельной подготовки аналогичных документов, однако предоставляет гарантии, указанные в соответствующих разделах настоящей публичной оферты, только нашим официальным Заказчикам при соблюдении ими обязательных условий. </text:span></text:p>
      <text:p text:style-name="P4"><text:span text:style-name="T2">1.4. </text:span><text:span text:style-name="T3">В связи с вышеизложенным, внимательно прочитайте текст данной публичной Оферты. Если Вы не согласны с каким-либо пунктом настоящей Оферты, Исполнитель предлагает Вам отказаться от использования услуг или заключить с нами отдельный договор. </text:span></text:p>
      <text:p text:style-name="P6">2. ТЕРМИНЫ И ОПРЕДЕЛЕНИЯ</text:p>
      <text:p text:style-name="P4"><text:span text:style-name="T2">2.1. </text:span><text:span text:style-name="T3">В настоящей публичной Оферте нижеприведенные термины используются в следующем значении: </text:span></text:p>
      <text:p text:style-name="P4"><text:span text:style-name="T2">2.1.1. Оферта </text:span><text:span text:style-name="T3">– настоящий документ "Договор публичной оферты по оказанию услуг", опубликованный надлежащим образом. </text:span></text:p>
      <text:list xml:id="list8931520293994507512" text:style-name="L1">
        <text:list-item>
          <text:list>
            <text:list-item>
              <text:list>
                <text:list-item>
                  <text:p text:style-name="P8"><text:span text:style-name="T2">Акцепт Оферты </text:span><text:span text:style-name="T3">– полное и безоговорочное принятие Оферты Заказчиком, путем обращения к Исполнителю за оказанием предоставляемых им услуг. Акцепт Оферты создает Договор Оферты. Прейскурант (прайс-лист) – действующий систематизированный перечень оказываемых Исполнителем услуг с ценами, опубликованный надлежащим образом. Настоящая Оферта и ее Приложения опубликованы в сети Интернет по адресу: </text:span><text:span text:style-name="T5">http://pravoved-ark.ru/</text:span></text:p>
                </text:list-item>
              </text:list>
            </text:list-item>
          </text:list>
        </text:list-item>
      </text:list>
      <text:p text:style-name="P11">3. ПРЕДМЕТ ОФЕРТЫ </text:p>
      <text:p text:style-name="P4"><text:span text:style-name="T2">3.1. </text:span><text:span text:style-name="T3">По настоящему Договору Заказчик поручает, а Исполнитель принимает на себя обязательства за вознаграждение оказать услуги юридического и/или информационно-консультационного характера (далее по тексту – «Услуги») в течение срока действия Договора, а Заказчик обязуется оплатить данные услуги. Перечень, объем, стоимость и сроки оказания услуг (в том числе даты, время и место проведения занятий) определены в Прейскуранте Исполнителя (Приложение №1 к настоящему договору-оферте).</text:span></text:p>
      <text:p text:style-name="P4"><text:soft-page-break/><text:span text:style-name="T2">3.2. </text:span><text:span text:style-name="T3">Заказчик оплачивает услуги (работы) Исполнителя в сроки и на условиях, определенных Прейскурантом. </text:span></text:p>
      <text:p text:style-name="P4"><text:span text:style-name="T2">3.3. </text:span><text:span text:style-name="T3">Настоящая публичная Оферта и ее Приложения являются неотделимыми документами. </text:span></text:p>
      <text:p text:style-name="P4"><text:span text:style-name="T2">3.4. </text:span><text:span text:style-name="T3">Исполнитель имеет право в любой момент изменять Прейскурант и условия настоящей публичной Оферты в одностороннем порядке без предварительного согласования с Заказчиком, обеспечивая при этом публикацию измененных условий. При этом для Заказчика будут действовать условия Оферты, существовавшие на момент дачи акцепта самим Заказчиком. </text:span></text:p>
      <text:p text:style-name="P4"><text:span text:style-name="T2">3.5. </text:span><text:span text:style-name="T3">При необходимости уточнения стоимости, назначения индивидуальной стоимости услуг, оказания дополнительных услуг Стороны согласуют все существенные условия и фиксируют их следующим образом: </text:span></text:p>
      <text:p text:style-name="P9">- при оплате наличными денежными средствами – путем фиксации существенных условий в Бланке строгой отчетности БСО) либо в отдельном Соглашении; </text:p>
      <text:p text:style-name="P9">- при оплате безналичными денежными средствами – путем составления отдельного Соглашения. </text:p>
      <text:p text:style-name="P6">4. ПРАВА И ОБЯЗАННОСТИ СТОРОН 4.1. Исполнитель обязуется: </text:p>
      <text:p text:style-name="P4"><text:span text:style-name="T2">4.1.1. </text:span><text:span text:style-name="T3">Предоставить Заказчику весь комплекс услуг (работ) в соответствии с условиями настоящей Оферты и действующим законодательством Российской Федерации. </text:span></text:p>
      <text:p text:style-name="P4"><text:span text:style-name="T2">4.1.2. </text:span><text:span text:style-name="T3">Выполнять свои обязательства качественно, в срок и в соответствии с условиями Оферты (и соответствующих Приложений к ней). Исполнитель оказывает услуги, в течение времени, необходимого для оказания вышеуказанных услуг с момента Акцепта оферты Заказчиком, предоставления Заказчиком всей необходимой информации (документации) для оказания услуг, а также с момента формирования Дела Заказчика. </text:span></text:p>
      <text:p text:style-name="P4"><text:span text:style-name="T2">4.1.3. </text:span><text:span text:style-name="T3">Учитывать пожелания Заказчика относительно оказываемых Исполнителем услуг. Принятие окончательного решения остается за Исполнителем. </text:span></text:p>
      <text:p text:style-name="P4"><text:span text:style-name="T2">4.1.4. </text:span><text:span text:style-name="T3">Консультировать Заказчика по оказываемым услугам и вопросам взаимодействия в рабочее время работы Исполнителя. </text:span></text:p>
      <text:p text:style-name="P4"><text:span text:style-name="T2">4.1.5. </text:span><text:span text:style-name="T3">Приступить к оказанию услуг после получения полной оплаты от Заказчика и всей необходимой и достоверной информации для оказания услуг (передачи документации). </text:span></text:p>
      <text:p text:style-name="P4"><text:span text:style-name="T2">4.1.6. </text:span><text:span text:style-name="T3">Не разглашать любые сведения о Заказчике, ставшие известными Исполнителю (или его представителям) в процессе оказании услуг по настоящему Договору. </text:span></text:p>
      <text:p text:style-name="P6">4.2. Исполнитель имеет право:</text:p>
      <text:p text:style-name="P4"><text:span text:style-name="T2">4.2.1. </text:span><text:span text:style-name="T3">Своевременно и в полном объеме получать от Заказчика оплату за предоставляемые услуги. </text:span></text:p>
      <text:p text:style-name="P4"><text:soft-page-break/><text:span text:style-name="T2">4.2.2. </text:span><text:span text:style-name="T3">Запрашивать у Заказчика информацию и документацию, необходимую для выполнения своих обязательств по настоящему договору. </text:span></text:p>
      <text:p text:style-name="P4"><text:span text:style-name="T2">4.2.3. </text:span><text:span text:style-name="T3">Привлекать к оказанию услуг по настоящему Договору третьих лиц. </text:span></text:p>
      <text:p text:style-name="P4"><text:span text:style-name="T2">4.2.4. </text:span><text:span text:style-name="T3">Выполненные работы сдаются Заказчику в согласованный срок, указанный в Прейскуранте Исполнителя, без оформления каких-либо дополнительных актов и товарно-транспортных документов. В случае безналичной оплаты юридическим лицам по их требованию выдаются акты приемки-сдачи выполненных работ (услуг). При наступлении гарантийного случая и выставлении рекламации Заказчиком должны быть представлены документы, перечисленные в разделе «Условия предоставления гарантии на оказание услуг». </text:span></text:p>
      <text:p text:style-name="P4"><text:span text:style-name="T2">4.2.5. </text:span><text:span text:style-name="T3">Приостановить выполнение своих обязательств по настоящей Оферте в случае неисполнения (ненадлежащего исполнения) обязательств со стороны Заказчика, указанных в п. 4.3. настоящей Оферты. </text:span></text:p>
      <text:p text:style-name="P4"><text:span text:style-name="T2">4.2.6. </text:span><text:span text:style-name="T3">В одностороннем порядке отказаться от исполнения настоящей Оферты в случае нарушения Заказчиком ее условий, а также действующего законодательства </text:span></text:p>
      <text:p text:style-name="P4"><text:span text:style-name="T2">4.2.7. </text:span><text:span text:style-name="T3">В одностороннем порядке отказаться от исполнения заключенного Договора в случае, если следствием исполнения Договора будет являться нарушение действующего законодательства, либо Заказчик планирует распространять в рамках Договора информацию, распространение которой ограничено законодательством Российской Федерации, в том числе призывы к национальной розни, информацию оскорбительного, угрожающего, клеветнического и прочего содержания, нарушающую законодательство Российской Федерации. </text:span></text:p>
      <text:p text:style-name="P4"><text:span text:style-name="T2">4.2.8. </text:span><text:span text:style-name="T3">В случае досрочного расторжения Договора по инициативе Заказчика, последний возмещает Исполнителю фактически понесенные им расходы, связанные с исполнением обязательств по данному Договору. </text:span></text:p>
      <text:p text:style-name="P6">4.3. Заказчик обязуется: </text:p>
      <text:p text:style-name="P4"><text:span text:style-name="T2">4.3.1. </text:span><text:span text:style-name="T3">Своевременно производить оплату указанных услуг в объеме и в порядке, предусмотренном настоящей Офертой, в том числе дополнительные расходы, не предусмотренные договором, но связанные с исполнением обязательств по заключенному Договору. </text:span></text:p>
      <text:p text:style-name="P4"><text:span text:style-name="T2">4.3.2. </text:span><text:span text:style-name="T3">Передать Исполнителю всю информацию (документацию), необходимую последнему для полного выполнения своих обязательств по оказанию Услуг. Заказчик гарантирует полноту и достоверность передаваемой информации. Заказчик обязан в случае необходимости предоставления дополнительной информации или документации Исполнителю для своевременного и качественного оказания услуг (выполнения работ) незамедлительно предоставить данную информацию в полном объеме - в течение 24 часов после получения запроса от Исполнителя. </text:span></text:p>
      <text:p text:style-name="P4"><text:span text:style-name="T2">4.3.3. </text:span><text:span text:style-name="T3">Передать Исполнителю нотариально удостоверенную доверенность на представление интересов Заказчика, оформленную в соответствии с действующим законодательством РФ (в количестве одного оригинала и двух нотариально заверенных копий) – в случае, если предмет заключенного Договора </text:span><text:soft-page-break/><text:span text:style-name="T3">включает представление Исполнителем интересов Заказчика в любых инстанциях, как государственных, так и негосударственных. </text:span></text:p>
      <text:p text:style-name="P4"><text:span text:style-name="T2">4.3.4. </text:span><text:span text:style-name="T3">Не разглашать сведения, составляющие коммерческую тайну Исполнителя, а также не использовать данные сведения в период действия настоящего договора и в течении 3 (трех) лет после его расторжения. </text:span></text:p>
      <text:p text:style-name="P4"><text:span text:style-name="T2">4.3.5. </text:span><text:span text:style-name="T3">В период действия настоящего договора не предпринимать самостоятельно и без согласования с Исполнителем никаких действий в отношении исполнения предмета Оферты, а также любых иных действий, влекущих негативные последствия касаемо исполнения заключенного Договора. </text:span></text:p>
      <text:p text:style-name="P4"><text:span text:style-name="T2">4.3.6. </text:span><text:span text:style-name="T3">Незамедлительно информировать Исполнителя (в письменной форме либо посредством телефонной связи) об обстоятельствах и событиях, препятствующих исполнению сторонами обязательств по настоящему Договору – в течение 24 часов с момента их обнаружения. </text:span></text:p>
      <text:p text:style-name="P4"><text:span text:style-name="T2">4.3.7. </text:span><text:span text:style-name="T3">Заказчик обязан письменно информировать Исполнителя в случае изменения контактных или регистрационных данных Заказчика (в том числе об изменении адреса, контактного номера телефона и пр.) - в течение 2 (двух) рабочих дней. </text:span></text:p>
      <text:p text:style-name="P4"><text:span text:style-name="T2">4.3.8. </text:span><text:span text:style-name="T3">Заказчик не вправе предъявлять претензии за отказ Исполнителя от выполнения действий либо воздержания от их выполнения, если эти действия могут привести к нарушению закона или могут причинить вред Исполнителю (его представителям). </text:span></text:p>
      <text:p text:style-name="P4"><text:span text:style-name="T2">4.3.9. </text:span><text:span text:style-name="T3">Заказчик не вправе без письменного согласия Исполнителя передавать третьим лицам (или использовать на коммерческой основе) результаты работ, правовые конструкции и схемы (в том числе образцы инструкций, регламентов, формы договоров, уведомлений, заявлений и прочей документации), разработанные и переданные Исполнителем Заказчику по настоящему договору. </text:span></text:p>
      <text:p text:style-name="P4"><text:span text:style-name="T2">4.3.10. </text:span><text:span text:style-name="T3">Заказчик обязан уведомлять в течение 2 дней Исполнителя о получении любой корреспонденции из кредитных учреждений, судов общей юрисдикции, арбитражных судов, контролирующих органов, от третьих лиц и пр. по вопросам, входящим в предмет настоящего договора, — путем предоставления скан-копий по адресу электронной почты Исполнителя, указанной в РЕКВИЗИТАХ в данном договоре, а также путем направления копий посредством почтовой связи в адрес Исполнителя. </text:span></text:p>
      <text:p text:style-name="P4"><text:span text:style-name="T2">4.3.11. </text:span><text:span text:style-name="T3">Заказчик обязан заблаговременно уведомить Исполнителя о необходимости оказания ему дополнительных услуг путем направления письменной заявки в адрес Исполнителя посредством почтовой (либо электронной почтовой) связи. </text:span></text:p>
      <text:p text:style-name="P6">4.4. Заказчик имеет право:</text:p>
      <text:p text:style-name="P4"><text:span text:style-name="T2">4.4.1. </text:span><text:span text:style-name="T3">Производить Акцепт Оферты путем уплаты Исполнителю денежных средств одним из способов, перечисленных в п.5.1. настоящей Оферты. </text:span></text:p>
      <text:p text:style-name="P4"><text:span text:style-name="T2">4.4.2. </text:span><text:span text:style-name="T3">Заказчик имеет право на получение качественных услуг от Исполнителя, оказанных в срок в соответствии с условиями настоящего договора. </text:span></text:p>
      <text:p text:style-name="P4"><text:soft-page-break/><text:span text:style-name="T2">4.4.3. </text:span><text:span text:style-name="T3">Своевременно получать от Исполнителя всю необходимую информацию, касающуюся предоставляемых по настоящему Договору услуг, в рабочее время. </text:span></text:p>
      <text:p text:style-name="P4"><text:span text:style-name="T2">4.4.4. </text:span><text:span text:style-name="T3">Заказчик вправе направлять на рассмотрение Исполнителя заявки о предоставлении дополнительных услуг (путем заключения сторонами отдельного «Соглашение об условиях сотрудничества»). </text:span></text:p>
      <text:p text:style-name="P4"><text:span text:style-name="T2">4.4.5. </text:span><text:span text:style-name="T3">По своему желанию лично участвовать в ходе оказания услуг Исполнителем, являющихся предметом настоящего договора. </text:span></text:p>
      <text:p text:style-name="P6">5. АКЦЕПТ ОФЕРТЫ И ПОРЯДОК РАСЧЕТОВ</text:p>
      <text:p text:style-name="P4"><text:span text:style-name="T2">5.1. </text:span><text:span text:style-name="T3">Оплата услуг по настоящей Оферте производится в полном объеме или в порядке, определенном в графике платежей и производится путем перечисления Заказчиком денежных средств на счет Исполнителя. Общая сумма и порядок оплаты установлены и согласованы Сторонами в Приложении № 1 к настоящей Оферте.</text:span></text:p>
      <text:p text:style-name="P4"><text:span text:style-name="T2">5.2. </text:span><text:span text:style-name="T3">Заказчик оплачивает услуги путем перечисления денежных средств на счет Исполнителя с обязательным представлением квитанции Сбербанка, платежного поручения, либо наличным платежом, либо с использованием услуг агрегаторов платежей (включая, но не ограничиваясь: «Робокасса», «Яндекс касса» и т.д.).</text:span></text:p>
      <text:p text:style-name="P4"><text:span text:style-name="T2">5.3. </text:span><text:span text:style-name="T3">Датой оплаты по настоящему Договору считается дата поступления денежных средств на счёт Исполнителя, либо в Кассу Исполнителя.</text:span></text:p>
      <text:p text:style-name="P4"><text:span text:style-name="T2">5.4. </text:span><text:span text:style-name="T3">В сумму, указанную в п. 3.1. настоящего Договора, не входит оплата дополнительных услуг и расходов Исполнителя, не предусмотренных настоящим Договором. Оплата вознаграждения Исполнителя за Заказчика может быть произведена третьим лицом по поручению Заказчика. В случае оплаты вознаграждения третьим лицом, такой платеж будет считаться произведенным с согласия и по поручению Заказчика. </text:span></text:p>
      <text:p text:style-name="P4"><text:span text:style-name="T2">5.5. </text:span><text:span text:style-name="T3">Если в ходе исполнения заключенного Договора возникла необходимость в оказании дополнительных услуг, Заказчик обязуется оплатить стоимость данных услуг в течение 3 (трех) рабочих дней путем перечисления денежных средств на счет Исполнителя после получения соответствующего запроса (счета) или с момента подписания соответствующей заявки (Соглашения). </text:span></text:p>
      <text:p text:style-name="P4"><text:span text:style-name="T2">5.6. </text:span><text:span text:style-name="T3">В случае расторжения договора по инициативе Заказчика, при условии фактического выполнения своих обязательств Исполнителем, сумма предоплаты не возвращается и служит компенсацией понесенных Исполнителем расходов пропорционально части услуг, оказанных до получения уведомления о расторжении договора по инициативе Заказчика. </text:span></text:p>
      <text:p text:style-name="P4"><text:span text:style-name="T2">5.7. </text:span><text:span text:style-name="T3">В случае невозможности исполнения обязательств Исполнителем, возникшей по вине Заказчика, услуги подлежат оплате в полном объеме. </text:span></text:p>
      <text:p text:style-name="P4"><text:span text:style-name="T2">5.8. </text:span><text:span text:style-name="T3">Заказчик подтверждает, что ознакомлен до заключения договора с информацией об Исполнителе, об оказываемых им платных услугах, (в том числе с информацией, содержащей сведения о предостав</text:span><text:soft-page-break/><text:span text:style-name="T3">лении платных услуг в порядке и объеме, которые предусмотрены Законом Российской Федерации «О защите прав потребителей» и прочими законодательными актами), получив возможность их правильного выбора. </text:span></text:p>
      <text:p text:style-name="P6">6. ГАРАНТИЙНЫЕ ОБЯЗАТЕЛЬСТВА ИСПОЛНИТЕЛЯ </text:p>
      <text:p text:style-name="P4"><text:span text:style-name="T2">6.1. </text:span><text:span text:style-name="T3">При неудовлетворительном качестве оказании услуг Заказчик имеет право обратиться к Исполнителю с претензией (рекламацией), с указанием перечня оснований, вызвавшего неудовлетворительное качество оказания услуг.</text:span></text:p>
      <text:p text:style-name="P4"><text:span text:style-name="T2">6.2. </text:span><text:span text:style-name="T3">Рекламации (претензии) Заказчика на качество оказания услуг Исполнителем принимаются в сроки, установленные действующим законодательством Российской Федерации. </text:span></text:p>
      <text:p text:style-name="P4"><text:span text:style-name="T2">6.3. </text:span><text:span text:style-name="T3">Срок рассмотрения исполнителем претензии Заказчика установлен действующим законодательством Российской Федерации. По результату рассмотрения претензии Заказчика исполнитель предоставляет Заказчику официальный ответ. </text:span></text:p>
      <text:p text:style-name="P4"><text:span text:style-name="T2">6.4. </text:span><text:span text:style-name="T3">В случае действительного обнаружения ошибок либо недостатков в работе Исполнителя Исполнитель обязуется на бесплатной основе, в максимально короткие сроки исправить выявленные недостатки. </text:span></text:p>
      <text:p text:style-name="P6">7. ОТВЕТСТВЕННОСТЬ СТОРОН И ПОРЯДОК РАЗРЕШЕНИЯ СПОРОВ</text:p>
      <text:p text:style-name="P4"><text:span text:style-name="T2">7.1. </text:span><text:span text:style-name="T3">Сторона, нарушившая свои обязательства по настоящему договору, должна без промедления устранить нарушения или принять меры к устранению последствий. </text:span></text:p>
      <text:p text:style-name="P4"><text:span text:style-name="T2">7.2. </text:span><text:span text:style-name="T3">В случае неисполнения или ненадлежащего исполнения Заказчиком обязательства по своевременной и полной оплате стоимости услуг Исполнителя, Исполнитель вправе взыскать с Заказчика пеню в размере 0,5% от суммы задолженности за каждый день просрочки. </text:span></text:p>
      <text:p text:style-name="P4"><text:span text:style-name="T2">7.3. </text:span><text:span text:style-name="T3">Заказчик несет полную ответственность за содержание информации, предоставляемой Исполнителю в рамках настоящего договора, за ее достоверность, отсутствие претензий третьих лиц и правомерность ее распространения (в том числе в сети Интернет). В случае возникновения претензий третьих лиц к Исполнителю по вине Заказчика, в том числе связанных с несоблюдением Заказчиком обязательств, принятых по настоящему договору, Заказчик обязуется выплатить Исполнителю неустойку в размере полной стоимости услуг, в связи с которым возникли претензии, а также возместить документально подтвержденные убытки Исполнителя. </text:span></text:p>
      <text:p text:style-name="P4"><text:span text:style-name="T2">7.4. </text:span><text:span text:style-name="T3">В случае, если возникший между Сторонами спор не представляется возможным разрешить в досудебном порядке, то спор подлежит разрешению в судебном порядке в соответствии с законодательством Российской Федерации. </text:span></text:p>
      <text:p text:style-name="P4"><text:span text:style-name="T2">8.</text:span><text:span text:style-name="T6"> </text:span><text:span text:style-name="T2">ФОРС-МАЖОР<text:line-break/> <text:line-break/>8.1. </text:span><text:span text:style-name="T3">Стороны освобождаются от ответственности за полное или частичное неисполнение обязательств </text:span><text:soft-page-break/><text:span text:style-name="T3">по Договору, если докажут, что оно явилось следствием обстоятельств непреодолимой силы (форс-мажор), а именно: стихийных бедствий, войны или военных действий, изменений законодательства или других, не зависящих от Сторон чрезвычайных и неотвратимых обстоятельств, произошедших помимо их воли, и при условии, что эти обстоятельства непосредственно повлияли на исполнение Договора. </text:span></text:p>
      <text:p text:style-name="P4"><text:span text:style-name="T2">8.2. </text:span><text:span text:style-name="T3">Сторона, которая не исполняет своего обязательства вследствие действия непреодолимой силы, обязана в течение 5 (пяти) рабочих дней с момента наступления указанных обстоятельств уведомить другую Сторону об этих обстоятельствах. </text:span></text:p>
      <text:p text:style-name="P4"><text:span text:style-name="T2">8.3. </text:span><text:span text:style-name="T3">Если форс-мажорные обстоятельства будут длиться более 3 (трех) месяцев, то Стороны вправе расторгнуть Договор, предварительно известив об этом другую Сторону, после урегулирования всех финансовых вопросов. </text:span></text:p>
      <text:p text:style-name="P6">9. СРОК ДЕЙСТВИЯ И ПОРЯДОК РАСТОРЖЕНИЯ ДОГОВОРА </text:p>
      <text:p text:style-name="P4"><text:span text:style-name="T2">9.1. </text:span><text:span text:style-name="T3">Настоящий договор вступает в силу с момента Акцепта Заказчиком настоящей Оферты (путем перечисления денежных средств исполнителю одним из указанных в п. 5.1. способов) и действует до полного исполнения Сторонами своих обязательств по настоящему договору. </text:span></text:p>
      <text:p text:style-name="P4"><text:span text:style-name="T2">9.2. </text:span><text:span text:style-name="T3">В случае, если ни одна из Сторон не выразила желания расторгнуть заключенный путем акцепта Оферты договор, заключенный Договор считается автоматически продленным на тех же условиях. </text:span></text:p>
      <text:p text:style-name="P4"><text:span text:style-name="T2">9.3. </text:span><text:span text:style-name="T3">Настоящий Договор может быть расторгнут по письменному соглашению сторон. По инициативе одной из сторон Договор может быть расторгнут по основаниям, предусмотренным действующим законодательством Российской Федерации. </text:span></text:p>
      <text:p text:style-name="P4"><text:span text:style-name="T2">9.4. </text:span><text:span text:style-name="T3">В случаях, предусмотренных Договором (в случае одностороннего отказа Исполнителя от выполнения обязательств) – Договор считается расторгнутым с момента письменного уведомления за 20 (двадцать) дней до предполагаемой даты расторжения договора. </text:span></text:p>
      <text:p text:style-name="P4"><text:span text:style-name="T2">9.5. </text:span><text:span text:style-name="T3">О расторжении настоящего Договора по инициативе Заказчика Исполнитель должен </text:span></text:p>
      <text:p text:style-name="P9">быть уведомлен письменно не менее чем 20 (двадцать) дней календарных дней до предполагаемой даты расторжения настоящего Договора. При этом Заказчик обязан оплатить услуги Исполнителя за период с момента направления Уведомления до ориентировочной даты прекращения Договора. </text:p>
      <text:p text:style-name="P6">10. ЗАКЛЮЧИТЕЛЬНЫЕ ПОЛОЖЕНИЯ </text:p>
      <text:p text:style-name="P4"><text:span text:style-name="T2">10.1. </text:span><text:span text:style-name="T3">Все дополнительные документы, заключенные во исполнение обязательств по Договору (Соглашения, Акты, Приложения и пр.), считаются заключенными путем проставления подписи сторон и обмена посредством электронной, почтовой или любым иным, согласованным Сторонами способом. Все Приложения (и Дополнительные Соглашения) к настоящему Договору являются его неотъемлемой частью. До момента получения оригиналов документов надлежащей им заменой считаются электронные скан-копии. </text:span></text:p>
      <text:p text:style-name="P4"><text:soft-page-break/><text:span text:style-name="T2">10.2. </text:span><text:span text:style-name="T3">В результате акцепта Оферты Заказчик передает Исполнителю права обрабатывать его персональные данные и соглашается с условиями Согласия на обработку персональных данных (Приложение к настоящей Оферте) </text:span></text:p>
      <text:p text:style-name="P6">РЕКВИЗИТЫ ИСПОЛНИТЕЛЯ </text:p>
      <text:p text:style-name="P6">ИСПОЛНИТЕЛЬ - ЮК “ПравоведЪ”, в лице Алманова Владимира Аристотелевича</text:p>
      <text:p text:style-name="P3"><text:span text:style-name="T4">Получатель: АЛМАНОВ ВЛАДИМИР АРИСТОТЕЛЕВИЧ</text:span><text:line-break/><text:span text:style-name="T4">Номер счета: 40817810552096432148</text:span><text:line-break/><text:span text:style-name="T4">Банк получателя: ЮГО-ЗАПАДНЫЙ БАНК ПАО СБЕРБАНК</text:span><text:line-break/><text:span text:style-name="T4">БИК: 046015602</text:span><text:line-break/><text:span text:style-name="T4">Корр. счет: 30101810600000000602</text:span><text:line-break/><text:span text:style-name="T4">ИНН: 7707083893</text:span><text:line-break/><text:span text:style-name="T4">КПП: 616143002</text:span><text:line-break/><text:span text:style-name="T4">SWIFT-код: SABRRUMM</text:span></text:p>
      <text:p text:style-name="P2"/>
      <text:p text:style-name="P7">СОГЛАСИЕ на обработку персональных данных </text:p>
      <text:p text:style-name="P10">В соответствии с Федеральным законом «О персональных данных» от 27.07.2006 года No 152-ФЗ, я даю согласие Обществу с ограниченной ответственностью «ЮК «Правое дело» (ИНН 6164108501 ОГРН 1166196077321), Обществу с ограниченной ответственностью «М2» (ИНН 6162512050 ОГРН 1146196009915) (далее - Компания) на обработку моих персональных данных (ФИО, дата и место рождения, адрес, паспортные данные, данные удостоверений, сведения по членам моей семьи, сведения о доходах, сведения иных организаций и служб и иную информацию, предоставляемую Компании) любым способом на совершение действий, предусмотренных Федеральным законом «О персональных данных» от 27.07.2006 года No 152-ФЗ. Персональные данные предоставляются в целях выполнения Компанией своих обязательств в соответствии с договорными отношениями между нами. </text:p>
      <text:p text:style-name="P10">Предоставляю право осуществлять все действия (операции) с персональными данными, включая сбор, систематизацию, накопление, хранение, уточнение (обновление, изменение), использование, распространение (в том числе передачу), обезличивание, блокирование, уничтожение персональных данных в соответствии с целями обработки. </text:p>
      <text:p text:style-name="P10">В процессе обработки Компания имеет право передавать персональные данные третьим лицам, если это необходимо для достижения целей обработки и при условии соблюдения такими третьими лицами конфиденциальности и безопасности, третьими лицами в смысле данного абзаца признаются в том числе, но не исключительно бюро кредитных историй. </text:p>
      <text:p text:style-name="P10">Я ознакомлен с порядком обработки персональных данных, а также с моими правами и обязанностями в этой области. </text:p>
      <text:p text:style-name="P10">Настоящее согласие вступает в силу со дня Акцепта мною настоящей Оферты и действует в течение неопределенного срока. Согласие может быть отозвано мною в любое время на основании моего письменного заявления.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ru" fo:country="RU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.049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letter-spacing="normal" fo:font-style="normal" style:text-underline-style="none" fo:font-weight="normal" style:letter-kerning="tru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Колонтитулы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tab-stops>
          <style:tab-stop style:position="15.91cm" style:type="right"/>
        </style:tab-stops>
        <style:background-image/>
      </style:paragraph-properties>
      <style:text-properties fo:font-variant="normal" fo:text-transform="none" fo:color="#000000" style:text-line-through-style="none" style:text-position="0% 100%" style:font-name="Helvetica Neue" fo:font-size="12pt" fo:letter-spacing="normal" fo:font-style="normal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fo:hyphenate="true" fo:hyphenation-remain-char-count="2" fo:hyphenation-push-char-count="2"/>
    </style:style>
    <style:style style:name="По_20_умолчанию" style:display-name="По умолчанию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line-through-style="none" style:text-position="0% 100%" style:font-name="Helvetica Neue" fo:font-size="11pt" fo:letter-spacing="normal" fo:language="ru" fo:country="RU" fo:font-style="normal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.0" style:family="text" style:parent-style-name="Internet_20_link">
      <style:text-properties fo:color="#0000ff" style:text-underline-style="solid" style:text-underline-width="auto" style:text-underline-color="#00000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Колонтитулы">
      <style:paragraph-properties fo:text-align="center" style:justify-single-word="false"/>
    </style:style>
    <style:style style:name="MT1" style:family="text">
      <style:text-properties fo:color="#a7a7a7" fo:font-size="8pt" fo:language="ru" fo:country="RU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217cm" fo:margin-bottom="1.27cm" fo:margin-left="1.588cm" fo:margin-right="2.212cm" style:writing-mode="lr-tb" style:layout-grid-color="#c0c0c0" style:layout-grid-lines="28213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51cm" fo:margin-left="0cm" fo:margin-right="0cm" fo:margin-bottom="0.85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header>
        <text:p text:style-name="Колонтитулы"/>
      </style:header>
      <style:footer>
        <text:p text:style-name="MP1"><text:span text:style-name="MT1">Страница </text:span><text:page-number text:select-page="current">5</text:page-number><text:span text:style-name="MT1"> из </text:span><text:page-count>8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Владимир </dc:creator>
    <dc:date>2021-12-10T01:23:41.92</dc:date>
    <meta:generator>OpenOffice/4.1.8$Win32 OpenOffice.org_project/418m3$Build-9803</meta:generator>
    <meta:document-statistic meta:table-count="0" meta:image-count="0" meta:object-count="0" meta:page-count="8" meta:paragraph-count="93" meta:word-count="2539" meta:character-count="20724"/>
    <meta:editing-duration>PT30S</meta:editing-duration>
    <meta:editing-cycles>1</meta:editing-cycles>
    <meta:user-defined meta:name="AppVersion">16.0000</meta:user-defined>
    <meta:user-defined meta:name="LinksUpToDate" meta:value-type="boolean">false</meta:user-defined>
  </office:meta>
</office:document-meta>
</file>